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20305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06328" calcext:value-type="float">
            <text:p>87.2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305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992" calcext:value-type="float">
            <text:p>86.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305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81032" calcext:value-type="float">
            <text:p>85.9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305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822536" calcext:value-type="float">
            <text:p>85.8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305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73184" calcext:value-type="float">
            <text:p>85.6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305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13264" calcext:value-type="float">
            <text:p>86.3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305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6816" calcext:value-type="float">
            <text:p>85.7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305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9872" calcext:value-type="float">
            <text:p>84.3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305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55152" calcext:value-type="float">
            <text:p>84.6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305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71104" calcext:value-type="float">
            <text:p>84.2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305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486" calcext:value-type="float">
            <text:p>84.0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305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0728" calcext:value-type="float">
            <text:p>84.3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305</text:p>
          </table:table-cell>
          <table:table-cell office:value-type="string" calcext:value-type="string">
            <text:p>201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67472" calcext:value-type="float">
            <text:p>84.1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305</text:p>
          </table:table-cell>
          <table:table-cell office:value-type="string" calcext:value-type="string">
            <text:p>201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0372" calcext:value-type="float">
            <text:p>83.1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305</text:p>
          </table:table-cell>
          <table:table-cell office:value-type="string" calcext:value-type="string">
            <text:p>2010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69408" calcext:value-type="float">
            <text:p>81.3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305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42688" calcext:value-type="float">
            <text:p>80.9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305</text:p>
          </table:table-cell>
          <table:table-cell office:value-type="string" calcext:value-type="string">
            <text:p>200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25952" calcext:value-type="float">
            <text:p>79.6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305</text:p>
          </table:table-cell>
          <table:table-cell office:value-type="string" calcext:value-type="string">
            <text:p>200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18688" calcext:value-type="float">
            <text:p>79.4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305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076" calcext:value-type="float">
            <text:p>78.4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305</text:p>
          </table:table-cell>
          <table:table-cell office:value-type="string" calcext:value-type="string">
            <text:p>200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476" calcext:value-type="float">
            <text:p>76.1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305</text:p>
          </table:table-cell>
          <table:table-cell office:value-type="string" calcext:value-type="string">
            <text:p>200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96824" calcext:value-type="float">
            <text:p>76.6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305</text:p>
          </table:table-cell>
          <table:table-cell office:value-type="string" calcext:value-type="string">
            <text:p>200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7192" calcext:value-type="float">
            <text:p>78.1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305</text:p>
          </table:table-cell>
          <table:table-cell office:value-type="string" calcext:value-type="string">
            <text:p>200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872" calcext:value-type="float">
            <text:p>77.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305</text:p>
          </table:table-cell>
          <table:table-cell office:value-type="string" calcext:value-type="string">
            <text:p>200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192" calcext:value-type="float">
            <text:p>76.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305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3192" calcext:value-type="float">
            <text:p>76.5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305</text:p>
          </table:table-cell>
          <table:table-cell office:value-type="string" calcext:value-type="string">
            <text:p>200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7728" calcext:value-type="float">
            <text:p>75.5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305</text:p>
          </table:table-cell>
          <table:table-cell office:value-type="string" calcext:value-type="string">
            <text:p>199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305</text:p>
          </table:table-cell>
          <table:table-cell office:value-type="string" calcext:value-type="string">
            <text:p>199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0248" calcext:value-type="float">
            <text:p>72.85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305</text:p>
          </table:table-cell>
          <table:table-cell office:value-type="string" calcext:value-type="string">
            <text:p>199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87792" calcext:value-type="float">
            <text:p>71.4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305</text:p>
          </table:table-cell>
          <table:table-cell office:value-type="string" calcext:value-type="string">
            <text:p>199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57312" calcext:value-type="float">
            <text:p>71.4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305</text:p>
          </table:table-cell>
          <table:table-cell office:value-type="string" calcext:value-type="string">
            <text:p>199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308" calcext:value-type="float">
            <text:p>70.3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305</text:p>
          </table:table-cell>
          <table:table-cell office:value-type="string" calcext:value-type="string">
            <text:p>199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7848" calcext:value-type="float">
            <text:p>68.8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305</text:p>
          </table:table-cell>
          <table:table-cell office:value-type="string" calcext:value-type="string">
            <text:p>199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69104" calcext:value-type="float">
            <text:p>68.26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305</text:p>
          </table:table-cell>
          <table:table-cell office:value-type="string" calcext:value-type="string">
            <text:p>199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41928" calcext:value-type="float">
            <text:p>67.2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305</text:p>
          </table:table-cell>
          <table:table-cell office:value-type="string" calcext:value-type="string">
            <text:p>199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2784" calcext:value-type="float">
            <text:p>67.23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305</text:p>
          </table:table-cell>
          <table:table-cell office:value-type="string" calcext:value-type="string">
            <text:p>199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9592" calcext:value-type="float">
            <text:p>66.83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305</text:p>
          </table:table-cell>
          <table:table-cell office:value-type="string" calcext:value-type="string">
            <text:p>198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9008" calcext:value-type="float">
            <text:p>66.73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305</text:p>
          </table:table-cell>
          <table:table-cell office:value-type="string" calcext:value-type="string">
            <text:p>198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0496" calcext:value-type="float">
            <text:p>65.6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305</text:p>
          </table:table-cell>
          <table:table-cell office:value-type="string" calcext:value-type="string">
            <text:p>198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2432" calcext:value-type="float">
            <text:p>66.7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305</text:p>
          </table:table-cell>
          <table:table-cell office:value-type="string" calcext:value-type="string">
            <text:p>198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3496" calcext:value-type="float">
            <text:p>66.83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305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3048" calcext:value-type="float">
            <text:p>68.5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305</text:p>
          </table:table-cell>
          <table:table-cell office:value-type="string" calcext:value-type="string">
            <text:p>198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67808" calcext:value-type="float">
            <text:p>68.5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305</text:p>
          </table:table-cell>
          <table:table-cell office:value-type="string" calcext:value-type="string">
            <text:p>198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02832" calcext:value-type="float">
            <text:p>69.9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305</text:p>
          </table:table-cell>
          <table:table-cell office:value-type="string" calcext:value-type="string">
            <text:p>198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26888" calcext:value-type="float">
            <text:p>68.8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305</text:p>
          </table:table-cell>
          <table:table-cell office:value-type="string" calcext:value-type="string">
            <text:p>198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4176" calcext:value-type="float">
            <text:p>68.4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305</text:p>
          </table:table-cell>
          <table:table-cell office:value-type="string" calcext:value-type="string">
            <text:p>198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1744" calcext:value-type="float">
            <text:p>66.5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20305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1744" calcext:value-type="float">
            <text:p>66.5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